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Rubrikbild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Rubrikbild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Rubrikbil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-color="#ffffff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ubrikbild" presentation:presentation-page-layout-name="AL1T0">
        <draw:frame draw:name="Rubrik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Underrubrik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ubrikbild-background" style:family="presentation">
      <style:graphic-properties draw:stroke="none" draw:fill="solid" draw:fill-color="#ffffff"/>
      <style:text-properties style:letter-kerning="true"/>
    </style:style>
    <style:style style:name="Rubrik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bild-outline1" style:family="presentation">
      <style:graphic-properties draw:stroke="none" draw:fill="none" draw:auto-grow-height="false" draw:fit-to-size="shrink-to-fit" style:shrink-to-fit="true">
        <text:list-style style:name="Rubrik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sv" style:country-asian="S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bild-outline2" style:family="presentation" style:parent-style-name="Rubrikbild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bild-outline3" style:family="presentation" style:parent-style-name="Rubrikbild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bild-outline4" style:family="presentation" style:parent-style-name="Rubrikbild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bild-outline5" style:family="presentation" style:parent-style-name="Rubrikbild-outline4">
      <style:paragraph-properties fo:margin-top="0.1cm" fo:margin-bottom="0cm"/>
      <style:text-properties fo:font-size="20pt" style:font-size-asian="20pt" style:font-size-complex="20pt"/>
    </style:style>
    <style:style style:name="Rubrikbild-outline6" style:family="presentation" style:parent-style-name="Rubrikbild-outline5">
      <style:paragraph-properties fo:margin-top="0.1cm" fo:margin-bottom="0cm"/>
      <style:text-properties fo:font-size="20pt" style:font-size-asian="20pt" style:font-size-complex="20pt"/>
    </style:style>
    <style:style style:name="Rubrikbild-outline7" style:family="presentation" style:parent-style-name="Rubrikbild-outline6">
      <style:paragraph-properties fo:margin-top="0.1cm" fo:margin-bottom="0cm"/>
      <style:text-properties fo:font-size="20pt" style:font-size-asian="20pt" style:font-size-complex="20pt"/>
    </style:style>
    <style:style style:name="Rubrikbild-outline8" style:family="presentation" style:parent-style-name="Rubrikbild-outline7">
      <style:paragraph-properties fo:margin-top="0.1cm" fo:margin-bottom="0cm"/>
      <style:text-properties fo:font-size="20pt" style:font-size-asian="20pt" style:font-size-complex="20pt"/>
    </style:style>
    <style:style style:name="Rubrikbild-outline9" style:family="presentation" style:parent-style-name="Rubrikbild-outline8">
      <style:paragraph-properties fo:margin-top="0.1cm" fo:margin-bottom="0cm"/>
      <style:text-properties fo:font-size="20pt" style:font-size-asian="20pt" style:font-size-complex="20pt"/>
    </style:style>
    <style:style style:name="Rubrikbild-subtitle" style:family="presentation">
      <style:graphic-properties draw:stroke="none" draw:fill="none" draw:textarea-vertical-align="middle">
        <text:list-style style:name="Rubrik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bild-title" style:family="presentation">
      <style:graphic-properties draw:stroke="none" draw:fill="none" draw:textarea-vertical-align="middle">
        <text:list-style style:name="Rubrik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sv" style:country-asian="S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ubrikbild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Rubrik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Rubrik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Rubrik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Rubrikbild" style:page-layout-name="PM1" draw:style-name="Mdp1">
      <draw:frame draw:name="Rubrik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datum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Platshållare för sidfot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Rubrikbild-title" draw:layer="backgroundobjects" svg:width="19.798cm" svg:height="11.136cm" svg:x="0.6cm" svg:y="2.257cm" presentation:class="page"/>
        <draw:frame presentation:style-name="Rubrikbil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08-10T12:10:31</meta:creation-date>
    <dc:date>2018-09-13T08:10:56</dc:date>
    <meta:editing-duration>PT1M</meta:editing-duration>
    <meta:document-statistic meta:object-count="24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